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Psécurité" style:family="table">
      <style:table-properties style:width="25.689cm" table:align="left"/>
    </style:style>
    <style:style style:name="TPsécurité.A" style:family="table-column">
      <style:table-column-properties style:column-width="7.465cm"/>
    </style:style>
    <style:style style:name="TPsécurité.B" style:family="table-column">
      <style:table-column-properties style:column-width="5.932cm"/>
    </style:style>
    <style:style style:name="TPsécurité.C" style:family="table-column">
      <style:table-column-properties style:column-width="2.983cm"/>
    </style:style>
    <style:style style:name="TPsécurité.D" style:family="table-column">
      <style:table-column-properties style:column-width="4.179cm"/>
    </style:style>
    <style:style style:name="TPsécurité.E" style:family="table-column">
      <style:table-column-properties style:column-width="5.131cm"/>
    </style:style>
    <style:style style:name="TPsécurité.1" style:family="table-row">
      <style:table-row-properties style:min-row-height="0.818cm"/>
    </style:style>
    <style:style style:name="TPsécurité.A1" style:family="table-cell">
      <style:table-cell-properties fo:padding="0.097cm" fo:border-left="0.05pt solid #000000" fo:border-right="none" fo:border-top="0.05pt solid #000000" fo:border-bottom="0.05pt solid #000000"/>
    </style:style>
    <style:style style:name="TPsécurité.E1" style:family="table-cell">
      <style:table-cell-properties fo:padding="0.097cm" fo:border="0.05pt solid #000000"/>
    </style:style>
    <style:style style:name="TPsécurité.2" style:family="table-row">
      <style:table-row-properties style:min-row-height="2.011cm"/>
    </style:style>
    <style:style style:name="TPsécurité.A2" style:family="table-cell">
      <style:table-cell-properties fo:padding="0.097cm" fo:border-left="0.05pt solid #000000" fo:border-right="none" fo:border-top="none" fo:border-bottom="0.05pt solid #000000"/>
    </style:style>
    <style:style style:name="TPsécurité.E2" style:family="table-cell">
      <style:table-cell-properties fo:padding="0.097cm" fo:border-left="0.05pt solid #000000" fo:border-right="0.05pt solid #000000" fo:border-top="none" fo:border-bottom="0.05pt solid #000000"/>
    </style:style>
    <style:style style:name="TPsécurité.3" style:family="table-row">
      <style:table-row-properties style:min-row-height="1.429cm"/>
    </style:style>
    <style:style style:name="TPsécurité.4" style:family="table-row">
      <style:table-row-properties style:min-row-height="1.499cm"/>
    </style:style>
    <style:style style:name="TPsécurité.5" style:family="table-row">
      <style:table-row-properties style:min-row-height="1.515cm"/>
    </style:style>
    <style:style style:name="TPsécurité.6" style:family="table-row">
      <style:table-row-properties style:min-row-height="2.141cm"/>
    </style:style>
    <style:style style:name="TPsécurité.7" style:family="table-row">
      <style:table-row-properties style:min-row-height="1.903cm"/>
    </style:style>
    <style:style style:name="TPsécurité.8" style:family="table-row">
      <style:table-row-properties style:min-row-height="2.713cm"/>
    </style:style>
    <style:style style:name="Tableau1" style:family="table">
      <style:table-properties style:width="19.651cm" fo:margin-left="2.93cm" table:align="left"/>
    </style:style>
    <style:style style:name="Tableau1.A" style:family="table-column">
      <style:table-column-properties style:column-width="4.57cm"/>
    </style:style>
    <style:style style:name="Tableau1.B" style:family="table-column">
      <style:table-column-properties style:column-width="5.244cm"/>
    </style:style>
    <style:style style:name="Tableau1.C" style:family="table-column">
      <style:table-column-properties style:column-width="4.233cm"/>
    </style:style>
    <style:style style:name="Tableau1.D" style:family="table-column">
      <style:table-column-properties style:column-width="5.604cm"/>
    </style:style>
    <style:style style:name="Tableau1.1" style:family="table-row">
      <style:table-row-properties style:min-row-height="2.06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f294" officeooo:paragraph-rsid="0014f294"/>
    </style:style>
    <style:style style:name="P2" style:family="paragraph" style:parent-style-name="Standard">
      <style:paragraph-properties fo:text-align="center" style:justify-single-word="false"/>
      <style:text-properties officeooo:rsid="0014f294" officeooo:paragraph-rsid="00442e4a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14f294"/>
    </style:style>
    <style:style style:name="P5" style:family="paragraph" style:parent-style-name="Table_20_Contents">
      <style:paragraph-properties fo:text-align="center" style:justify-single-word="false"/>
      <style:text-properties officeooo:paragraph-rsid="00226f63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35a6b" officeooo:paragraph-rsid="00135a6b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35a6b" officeooo:paragraph-rsid="00135a6b"/>
    </style:style>
    <style:style style:name="P8" style:family="paragraph" style:parent-style-name="Table_20_Contents">
      <style:paragraph-properties fo:text-align="start" style:justify-single-word="false"/>
      <style:text-properties officeooo:rsid="00135a6b" officeooo:paragraph-rsid="00135a6b"/>
    </style:style>
    <style:style style:name="P9" style:family="paragraph" style:parent-style-name="Table_20_Contents">
      <style:paragraph-properties fo:text-align="center" style:justify-single-word="false"/>
      <style:text-properties officeooo:rsid="0014f294" officeooo:paragraph-rsid="0014f294"/>
    </style:style>
    <style:style style:name="P10" style:family="paragraph" style:parent-style-name="Table_20_Contents">
      <style:paragraph-properties fo:text-align="center" style:justify-single-word="false"/>
      <style:text-properties officeooo:rsid="0014f294" officeooo:paragraph-rsid="001ded90"/>
    </style:style>
    <style:style style:name="P11" style:family="paragraph" style:parent-style-name="Standard" style:list-style-name="L3">
      <style:text-properties officeooo:rsid="0014f294" officeooo:paragraph-rsid="003b2c8e"/>
    </style:style>
    <style:style style:name="P12" style:family="paragraph" style:parent-style-name="Standard" style:list-style-name="L3">
      <style:text-properties officeooo:rsid="00377242" officeooo:paragraph-rsid="003b2c8e"/>
    </style:style>
    <style:style style:name="P13" style:family="paragraph" style:parent-style-name="Standard">
      <style:text-properties officeooo:rsid="00377242" officeooo:paragraph-rsid="003b2c8e"/>
    </style:style>
    <style:style style:name="P14" style:family="paragraph" style:parent-style-name="Standard">
      <style:text-properties officeooo:rsid="003936cb" officeooo:paragraph-rsid="003936cb"/>
    </style:style>
    <style:style style:name="P15" style:family="paragraph" style:parent-style-name="Standard">
      <style:text-properties officeooo:rsid="001955da" officeooo:paragraph-rsid="00163f78"/>
    </style:style>
    <style:style style:name="P16" style:family="paragraph" style:parent-style-name="Table_20_Contents">
      <style:paragraph-properties fo:text-align="center" style:justify-single-word="false"/>
      <style:text-properties officeooo:rsid="001ded90" officeooo:paragraph-rsid="001ded90"/>
    </style:style>
    <style:style style:name="P17" style:family="paragraph" style:parent-style-name="Table_20_Contents">
      <style:paragraph-properties fo:text-align="center" style:justify-single-word="false"/>
      <style:text-properties officeooo:rsid="0025ea28" officeooo:paragraph-rsid="001ded90"/>
    </style:style>
    <style:style style:name="P18" style:family="paragraph" style:parent-style-name="Table_20_Contents">
      <style:paragraph-properties fo:text-align="center" style:justify-single-word="false"/>
      <style:text-properties officeooo:rsid="00262c7f" officeooo:paragraph-rsid="00262c7f"/>
    </style:style>
    <style:style style:name="P19" style:family="paragraph" style:parent-style-name="Table_20_Contents">
      <style:paragraph-properties fo:text-align="center" style:justify-single-word="false"/>
      <style:text-properties officeooo:rsid="00290f88" officeooo:paragraph-rsid="00290f88"/>
    </style:style>
    <style:style style:name="P20" style:family="paragraph" style:parent-style-name="Table_20_Contents">
      <style:paragraph-properties fo:text-align="center" style:justify-single-word="false"/>
      <style:text-properties officeooo:rsid="002f910c" officeooo:paragraph-rsid="002f910c"/>
    </style:style>
    <style:style style:name="P21" style:family="paragraph" style:parent-style-name="Table_20_Contents">
      <style:paragraph-properties fo:text-align="center" style:justify-single-word="false"/>
      <style:text-properties officeooo:rsid="002717db" officeooo:paragraph-rsid="002717db"/>
    </style:style>
    <style:style style:name="P22" style:family="paragraph" style:parent-style-name="Table_20_Contents">
      <style:paragraph-properties fo:text-align="center" style:justify-single-word="false"/>
      <style:text-properties officeooo:rsid="00210e1a" officeooo:paragraph-rsid="00210e1a"/>
    </style:style>
    <style:style style:name="P23" style:family="paragraph" style:parent-style-name="Table_20_Contents">
      <style:paragraph-properties fo:text-align="center" style:justify-single-word="false"/>
      <style:text-properties officeooo:rsid="002811bd" officeooo:paragraph-rsid="002811bd"/>
    </style:style>
    <style:style style:name="P24" style:family="paragraph" style:parent-style-name="Table_20_Contents">
      <style:paragraph-properties fo:text-align="center" style:justify-single-word="false"/>
      <style:text-properties officeooo:rsid="00297481" officeooo:paragraph-rsid="00297481"/>
    </style:style>
    <style:style style:name="P25" style:family="paragraph" style:parent-style-name="Table_20_Contents">
      <style:paragraph-properties fo:text-align="center" style:justify-single-word="false"/>
      <style:text-properties officeooo:rsid="00315648" officeooo:paragraph-rsid="00315648"/>
    </style:style>
    <style:style style:name="P26" style:family="paragraph" style:parent-style-name="Table_20_Contents" style:list-style-name="L1">
      <style:paragraph-properties fo:text-align="center" style:justify-single-word="false"/>
      <style:text-properties officeooo:rsid="00135a6b" officeooo:paragraph-rsid="00297481"/>
    </style:style>
    <style:style style:name="P27" style:family="paragraph" style:parent-style-name="Table_20_Contents" style:list-style-name="L2">
      <style:paragraph-properties fo:text-align="center" style:justify-single-word="false"/>
      <style:text-properties officeooo:rsid="00135a6b" officeooo:paragraph-rsid="00135a6b"/>
    </style:style>
    <style:style style:name="P28" style:family="paragraph" style:parent-style-name="Table_20_Contents">
      <style:paragraph-properties fo:text-align="center" style:justify-single-word="false"/>
      <style:text-properties officeooo:rsid="002dad60" officeooo:paragraph-rsid="002dad60"/>
    </style:style>
    <style:style style:name="P29" style:family="paragraph" style:parent-style-name="Table_20_Contents">
      <style:paragraph-properties fo:text-align="center" style:justify-single-word="false"/>
      <style:text-properties officeooo:rsid="002570d3" officeooo:paragraph-rsid="002570d3"/>
    </style:style>
    <style:style style:name="P30" style:family="paragraph" style:parent-style-name="Table_20_Contents">
      <style:paragraph-properties fo:text-align="center" style:justify-single-word="false"/>
      <style:text-properties officeooo:rsid="0028d8e3" officeooo:paragraph-rsid="0028d8e3"/>
    </style:style>
    <style:style style:name="P31" style:family="paragraph" style:parent-style-name="Table_20_Contents">
      <style:paragraph-properties fo:text-align="center" style:justify-single-word="false"/>
      <style:text-properties officeooo:rsid="0028dbee" officeooo:paragraph-rsid="0028dbee"/>
    </style:style>
    <style:style style:name="P32" style:family="paragraph" style:parent-style-name="Table_20_Contents">
      <style:paragraph-properties fo:text-align="center" style:justify-single-word="false"/>
      <style:text-properties officeooo:rsid="0033c0d9" officeooo:paragraph-rsid="0033c0d9"/>
    </style:style>
    <style:style style:name="P33" style:family="paragraph" style:parent-style-name="Table_20_Contents">
      <style:paragraph-properties fo:text-align="center" style:justify-single-word="false"/>
      <style:text-properties officeooo:rsid="0035c0c8" officeooo:paragraph-rsid="0035c0c8"/>
    </style:style>
    <style:style style:name="P34" style:family="paragraph" style:parent-style-name="Table_20_Contents">
      <style:paragraph-properties fo:text-align="center" style:justify-single-word="false"/>
      <style:text-properties officeooo:rsid="001f7ef6" officeooo:paragraph-rsid="001f7ef6"/>
    </style:style>
    <style:style style:name="T1" style:family="text">
      <style:text-properties officeooo:rsid="00163f78"/>
    </style:style>
    <style:style style:name="T2" style:family="text">
      <style:text-properties officeooo:rsid="00188111"/>
    </style:style>
    <style:style style:name="T3" style:family="text">
      <style:text-properties officeooo:rsid="001955da"/>
    </style:style>
    <style:style style:name="T4" style:family="text">
      <style:text-properties officeooo:rsid="001b0ddc"/>
    </style:style>
    <style:style style:name="T5" style:family="text">
      <style:text-properties officeooo:rsid="001c9f3d"/>
    </style:style>
    <style:style style:name="T6" style:family="text">
      <style:text-properties officeooo:rsid="00226f63"/>
    </style:style>
    <style:style style:name="T7" style:family="text">
      <style:text-properties officeooo:rsid="0024637a"/>
    </style:style>
    <style:style style:name="T8" style:family="text">
      <style:text-properties officeooo:rsid="00315648"/>
    </style:style>
    <style:style style:name="T9" style:family="text">
      <style:text-properties officeooo:rsid="0033c0d9"/>
    </style:style>
    <style:style style:name="T10" style:family="text">
      <style:text-properties officeooo:rsid="0036baee"/>
    </style:style>
    <style:style style:name="T11" style:family="text">
      <style:text-properties officeooo:rsid="003762a0"/>
    </style:style>
    <style:style style:name="T12" style:family="text">
      <style:text-properties officeooo:rsid="00389beb"/>
    </style:style>
    <style:style style:name="T13" style:family="text">
      <style:text-properties officeooo:rsid="003936cb"/>
    </style:style>
    <style:style style:name="T14" style:family="text">
      <style:text-properties officeooo:rsid="003bd835"/>
    </style:style>
    <style:style style:name="T15" style:family="text">
      <style:text-properties officeooo:rsid="003f8656"/>
    </style:style>
    <style:style style:name="T16" style:family="text">
      <style:text-properties officeooo:rsid="0041308c"/>
    </style:style>
    <style:style style:name="T17" style:family="text">
      <style:text-properties officeooo:rsid="0042ec4b"/>
    </style:style>
    <style:style style:name="T18" style:family="text">
      <style:text-properties officeooo:rsid="00442e4a"/>
    </style:style>
    <style:style style:name="T19" style:family="text">
      <style:text-properties officeooo:rsid="0045c9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Psécurité" table:style-name="TPsécurité">
        <table:table-column table:style-name="TPsécurité.A"/>
        <table:table-column table:style-name="TPsécurité.B"/>
        <table:table-column table:style-name="TPsécurité.C"/>
        <table:table-column table:style-name="TPsécurité.D"/>
        <table:table-column table:style-name="TPsécurité.E"/>
        <table:table-row table:style-name="TPsécurité.1">
          <table:table-cell table:style-name="TPsécurité.A1" office:value-type="string">
            <text:p text:style-name="P6">Cahier des charges</text:p>
          </table:table-cell>
          <table:table-cell table:style-name="TPsécurité.A1" office:value-type="string">
            <text:p text:style-name="P6">Solution</text:p>
          </table:table-cell>
          <table:table-cell table:style-name="TPsécurité.A1" office:value-type="string">
            <text:p text:style-name="P6">Rédaction</text:p>
          </table:table-cell>
          <table:table-cell table:style-name="TPsécurité.A1" office:value-type="string">
            <text:p text:style-name="P6">Implémentation</text:p>
          </table:table-cell>
          <table:table-cell table:style-name="TPsécurité.E1" office:value-type="string">
            <text:p text:style-name="P6">Recette</text:p>
          </table:table-cell>
        </table:table-row>
        <table:table-row table:style-name="TPsécurité.2">
          <table:table-cell table:style-name="TPsécurité.A2" office:value-type="string">
            <text:p text:style-name="P7">Centraliser gestion des utilisateurs et des ressources (partages...)</text:p>
          </table:table-cell>
          <table:table-cell table:style-name="TPsécurité.A2" office:value-type="string">
            <text:p text:style-name="P8">AD</text:p>
            <text:p text:style-name="P7"><text:s text:c="8"/>=&gt; Windows 2012</text:p>
            <text:p text:style-name="P8">DNS</text:p>
          </table:table-cell>
          <table:table-cell table:style-name="TPsécurité.A2" office:value-type="string">
            <text:p text:style-name="P16">Ianis</text:p>
            <text:p text:style-name="P17">Jérôme</text:p>
          </table:table-cell>
          <table:table-cell table:style-name="TPsécurité.A2" office:value-type="string">
            <text:p text:style-name="P18">Aurélien</text:p>
            <text:p text:style-name="P19">Florian</text:p>
          </table:table-cell>
          <table:table-cell table:style-name="TPsécurité.E2" office:value-type="string">
            <text:p text:style-name="P20">Damien</text:p>
            <text:p text:style-name="P20">Axel</text:p>
          </table:table-cell>
        </table:table-row>
        <table:table-row table:style-name="TPsécurité.3">
          <table:table-cell table:style-name="TPsécurité.A2" office:value-type="string">
            <text:p text:style-name="P7">Centraliser la gestion des IP</text:p>
          </table:table-cell>
          <table:table-cell table:style-name="TPsécurité.A2" office:value-type="string">
            <text:p text:style-name="P7">DHCP</text:p>
          </table:table-cell>
          <table:table-cell table:style-name="TPsécurité.A2" office:value-type="string">
            <text:p text:style-name="P16">Damien</text:p>
            <text:p text:style-name="P16">Axel</text:p>
          </table:table-cell>
          <table:table-cell table:style-name="TPsécurité.A2" office:value-type="string">
            <text:p text:style-name="P21">Ianis</text:p>
          </table:table-cell>
          <table:table-cell table:style-name="TPsécurité.E2" office:value-type="string">
            <text:p text:style-name="P20">Moi</text:p>
            <text:p text:style-name="P20"/>
          </table:table-cell>
        </table:table-row>
        <table:table-row table:style-name="TPsécurité.4">
          <table:table-cell table:style-name="TPsécurité.A2" office:value-type="string">
            <text:p text:style-name="P7">Protection virus</text:p>
          </table:table-cell>
          <table:table-cell table:style-name="TPsécurité.A2" office:value-type="string">
            <text:p text:style-name="P7">Antivirus client-serveur (trial)</text:p>
          </table:table-cell>
          <table:table-cell table:style-name="TPsécurité.A2" office:value-type="string">
            <text:p text:style-name="P22">Aurélien</text:p>
          </table:table-cell>
          <table:table-cell table:style-name="TPsécurité.A2" office:value-type="string">
            <text:p text:style-name="P23">Damien</text:p>
            <text:p text:style-name="P24">Lucas</text:p>
          </table:table-cell>
          <table:table-cell table:style-name="TPsécurité.E2" office:value-type="string">
            <text:p text:style-name="P25">Ianis</text:p>
            <text:p text:style-name="P25">Jérôme</text:p>
          </table:table-cell>
        </table:table-row>
        <table:table-row table:style-name="TPsécurité.5">
          <table:table-cell table:style-name="TPsécurité.A2" office:value-type="string">
            <text:p text:style-name="P7">Sécurité accès réseau</text:p>
          </table:table-cell>
          <table:table-cell table:style-name="TPsécurité.A2" office:value-type="string">
            <text:p text:style-name="P7">Pf Sense :</text:p>
            <text:list xml:id="list4809091496622672854" text:style-name="L1">
              <text:list-item>
                <text:p text:style-name="P26">Proxy (auth)</text:p>
              </text:list-item>
              <text:list-item>
                <text:p text:style-name="P26">Firewall</text:p>
              </text:list-item>
            </text:list>
            <text:p text:style-name="P7">CA – sécuriser LDAP</text:p>
          </table:table-cell>
          <table:table-cell table:style-name="TPsécurité.A2" office:value-type="string">
            <text:p text:style-name="P16">Moi</text:p>
            <text:p text:style-name="P16">Florian</text:p>
          </table:table-cell>
          <table:table-cell table:style-name="TPsécurité.A2" office:value-type="string">
            <text:p text:style-name="P23">Ianis</text:p>
            <text:p text:style-name="P23">Jérôme</text:p>
            <text:p text:style-name="P28">Sylvain B</text:p>
          </table:table-cell>
          <table:table-cell table:style-name="TPsécurité.E2" office:value-type="string">
            <text:p text:style-name="P25">Lucas</text:p>
            <text:p text:style-name="P25">Fabien</text:p>
          </table:table-cell>
        </table:table-row>
        <table:table-row table:style-name="TPsécurité.6">
          <table:table-cell table:style-name="TPsécurité.A2" office:value-type="string">
            <text:p text:style-name="P7">Site web interne sécurisé</text:p>
          </table:table-cell>
          <table:table-cell table:style-name="TPsécurité.A2" office:value-type="string">
            <text:p text:style-name="P7">Apache/Linux – SSL avec accès SSH/PKI</text:p>
          </table:table-cell>
          <table:table-cell table:style-name="TPsécurité.A2" office:value-type="string">
            <text:p text:style-name="P5"><text:span text:style-name="T6">Sylvain </text:span><text:span text:style-name="T7">C</text:span></text:p>
            <text:p text:style-name="P29">Sylvain B</text:p>
          </table:table-cell>
          <table:table-cell table:style-name="TPsécurité.A2" office:value-type="string">
            <text:p text:style-name="P30">Fabien</text:p>
          </table:table-cell>
          <table:table-cell table:style-name="TPsécurité.E2" office:value-type="string">
            <text:p text:style-name="P25">Aurélien</text:p>
            <text:p text:style-name="P25">Florian</text:p>
          </table:table-cell>
        </table:table-row>
        <table:table-row table:style-name="TPsécurité.7">
          <table:table-cell table:style-name="TPsécurité.A2" office:value-type="string">
            <text:p text:style-name="P7">Serveur de secours pour l'AD</text:p>
          </table:table-cell>
          <table:table-cell table:style-name="TPsécurité.A2" office:value-type="string">
            <text:p text:style-name="P7">Samba 4 / Debian</text:p>
          </table:table-cell>
          <table:table-cell table:style-name="TPsécurité.A2" office:value-type="string">
            <text:p text:style-name="P16">Lucas</text:p>
            <text:p text:style-name="P16">Fabien</text:p>
          </table:table-cell>
          <table:table-cell table:style-name="TPsécurité.A2" office:value-type="string">
            <text:p text:style-name="P30">Axel</text:p>
            <text:p text:style-name="P30">Moi</text:p>
          </table:table-cell>
          <table:table-cell table:style-name="TPsécurité.E2" office:value-type="string">
            <text:p text:style-name="P25">Sylvain B</text:p>
          </table:table-cell>
        </table:table-row>
        <table:table-row table:style-name="TPsécurité.8">
          <table:table-cell table:style-name="TPsécurité.A2" office:value-type="string">
            <text:p text:style-name="P7">Sécurité des données + conf <text:span text:style-name="T8">+ PRA</text:span></text:p>
          </table:table-cell>
          <table:table-cell table:style-name="TPsécurité.A2" office:value-type="string">
            <text:p text:style-name="P7">Solution backup :</text:p>
            <text:list xml:id="list5879138516606064944" text:style-name="L2">
              <text:list-item>
                <text:p text:style-name="P27">Données : shadow copy</text:p>
              </text:list-item>
              <text:list-item>
                <text:p text:style-name="P27">Conf : backup</text:p>
              </text:list-item>
            </text:list>
          </table:table-cell>
          <table:table-cell table:style-name="TPsécurité.A2" office:value-type="string">
            <text:p text:style-name="P16">Damien</text:p>
          </table:table-cell>
          <table:table-cell table:style-name="TPsécurité.A2" office:value-type="string">
            <text:p text:style-name="P31">Lucas</text:p>
          </table:table-cell>
          <table:table-cell table:style-name="TPsécurité.E2" office:value-type="string">
            <text:p text:style-name="P25">Sylvain C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ext:soft-page-break/>
        <table:table-row table:style-name="Tableau1.1">
          <table:table-cell table:style-name="Tableau1.A1" table:number-rows-spanned="4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Plan Réseau</text:p>
          </table:table-cell>
          <table:table-cell table:style-name="Tableau1.A1" office:value-type="string">
            <text:p text:style-name="P9">Préparation</text:p>
          </table:table-cell>
          <table:table-cell table:style-name="Tableau1.A1" office:value-type="string">
            <text:p text:style-name="P9">Install W2012</text:p>
            <text:p text:style-name="P32">SRV-2K12</text:p>
            <text:p text:style-name="P33">10.66.6.2</text:p>
          </table:table-cell>
          <table:table-cell table:style-name="Tableau1.D1" office:value-type="string">
            <text:p text:style-name="P16">Damien</text:p>
            <text:p text:style-name="P16">Fabien</text:p>
          </table:table-cell>
        </table:table-row>
        <table:table-row table:style-name="Tableau1.1">
          <table:covered-table-cell/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9">Install Linux <text:span text:style-name="T9">SMB</text:span></text:p>
            <text:p text:style-name="P32">SRV-SMB</text:p>
            <text:p text:style-name="P33">10.66.6.3</text:p>
          </table:table-cell>
          <table:table-cell table:style-name="Tableau1.D2" office:value-type="string">
            <text:p text:style-name="P16">Moi</text:p>
            <text:p text:style-name="P16">Sylvain</text:p>
          </table:table-cell>
        </table:table-row>
        <table:table-row table:style-name="Tableau1.1">
          <table:covered-table-cell/>
          <table:table-cell table:style-name="Tableau1.B2" office:value-type="string">
            <text:p text:style-name="P34">Graver DVD</text:p>
          </table:table-cell>
          <table:table-cell table:style-name="Tableau1.B2" office:value-type="string">
            <text:p text:style-name="P9">Install Pf Sense</text:p>
            <text:p text:style-name="P32">SR<text:span text:style-name="T19">V</text:span>-FRANCO</text:p>
            <text:p text:style-name="P33">10.66.6.1</text:p>
          </table:table-cell>
          <table:table-cell table:style-name="Tableau1.D2" office:value-type="string">
            <text:p text:style-name="P16">Jérome</text:p>
            <text:p text:style-name="P16">Ianis</text:p>
            <text:p text:style-name="P16">Axel</text:p>
          </table:table-cell>
        </table:table-row>
        <table:table-row table:style-name="Tableau1.1">
          <table:covered-table-cell/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9">Install Linux Apache</text:p>
            <text:p text:style-name="P32">SRV-APACHE</text:p>
            <text:p text:style-name="P32">192.168.1.3</text:p>
          </table:table-cell>
          <table:table-cell table:style-name="Tableau1.D2" office:value-type="string">
            <text:p text:style-name="P16">Lucas</text:p>
            <text:p text:style-name="P16">Florian</text:p>
          </table:table-cell>
        </table:table-row>
        <table:table-row table:style-name="Tableau1.1">
          <table:table-cell table:style-name="Tableau1.B2" office:value-type="string">
            <text:p text:style-name="P3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33">Client</text:p>
            <text:p text:style-name="P2"><text:span text:style-name="T18">A partir de </text:span><text:span text:style-name="T13">CCCP-01</text:span></text:p>
            <text:p text:style-name="P33">A partir de 10.66.6.10</text:p>
          </table:table-cell>
          <table:table-cell table:style-name="Tableau1.D2" office:value-type="string">
            <text:p text:style-name="P10"/>
          </table:table-cell>
        </table:table-row>
      </table:table>
      <text:p text:style-name="P1"/>
      <text:p text:style-name="P1">Con<text:span text:style-name="T14">vention de nom</text:span><text:span text:style-name="T16">s</text:span> :</text:p>
      <text:p text:style-name="P1"/>
      <text:list xml:id="list6858856209254399792" text:style-name="L3">
        <text:list-item>
          <text:p text:style-name="P11">MdP <text:a xlink:type="simple" xlink:href="mailto:P@ssword"><text:span text:style-name="T10">P@ssword</text:span></text:a><text:span text:style-name="T12">1</text:span></text:p>
        </text:list-item>
        <text:list-item>
          <text:p text:style-name="P12">Domaine CU.BA </text:p>
        </text:list-item>
        <text:list-item>
          <text:p text:style-name="P11"><text:span text:style-name="T4">Réseau </text:span><text:span text:style-name="T1">Atelier </text:span><text:span text:style-name="T5">= </text:span><text:span text:style-name="T1">192.168.1.0 /24 </text:span><text:span text:style-name="T2">+ </text:span><text:span text:style-name="T11">réseau</text:span><text:span text:style-name="T2">« T2SI » </text:span><text:span text:style-name="T3">derrière le PF Sense </text:span><text:span text:style-name="T15">=</text:span><text:span text:style-name="T3"> </text:span><text:span text:style-name="T10">10.66.6.0 /</text:span><text:span text:style-name="T17">24</text:span></text:p>
        </text:list-item>
      </text:list>
      <text:p text:style-name="P13"/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6:05:14.02</meta:creation-date>
    <dc:date>2014-12-17T10:16:23.09</dc:date>
    <meta:editing-duration>PT1H22M28S</meta:editing-duration>
    <meta:editing-cycles>45</meta:editing-cycles>
    <meta:generator>LibreOffice/4.0.1.2$Windows_x86 LibreOffice_project/84102822e3d61eb989ddd325abf1ac077904985</meta:generator>
    <meta:document-statistic meta:table-count="2" meta:image-count="0" meta:object-count="0" meta:page-count="2" meta:paragraph-count="92" meta:word-count="191" meta:character-count="1111" meta:non-whitespace-character-count="1008"/>
  </office:meta>
</office:document-meta>
</file>